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style:text-blinking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paragraph-rsid="0000f0fa" style:text-blinking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02935f" officeooo:paragraph-rsid="0002935f" style:text-blinking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077d4d" officeooo:paragraph-rsid="00077d4d" style:text-blinking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00f0fa" officeooo:paragraph-rsid="0000f0fa" style:text-blinking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0f0fa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81e2b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a130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a7e14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cd29b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e16d3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e9d0c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fb13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29ac3c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2b83ca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34235b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3cb3cb" officeooo:paragraph-rsid="003cb3cb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rsid="00143b08" officeooo:paragraph-rsid="00143b08" style:font-weight-asian="bold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rsid="0015d1b0" officeooo:paragraph-rsid="0015d1b0" style:font-weight-asian="bold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verdana" fo:font-size="8.25pt" fo:letter-spacing="normal" fo:font-style="normal" style:text-underline-style="none" fo:font-weight="normal" officeooo:paragraph-rsid="0000f0fa" style:text-blinking="false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1b214a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1ea98b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22252f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187ff2"/>
    </style:style>
    <style:style style:name="T1" style:family="text">
      <style:text-properties fo:color="#000000" style:font-name="verdana" fo:font-size="8.25pt" fo:font-weight="normal"/>
    </style:style>
    <style:style style:name="T2" style:family="text">
      <style:text-properties fo:font-weight="bold" officeooo:rsid="0029ac3c" style:font-weight-asian="bold" style:font-weight-complex="bold"/>
    </style:style>
    <style:style style:name="T3" style:family="text">
      <style:text-properties fo:font-weight="bold" officeooo:rsid="002b83ca" style:font-weight-asian="bold" style:font-weight-complex="bold"/>
    </style:style>
    <style:style style:name="T4" style:family="text">
      <style:text-properties fo:color="#ccbe00" fo:font-weight="bold" style:font-weight-asian="bold" style:font-weight-complex="bold"/>
    </style:style>
    <style:style style:name="T5" style:family="text">
      <style:text-properties officeooo:rsid="003cb3cb"/>
    </style:style>
    <style:style style:name="T6" style:family="text">
      <style:text-properties officeooo:rsid="003de8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ima parte - Analisi dei segnali</text:p>
      <text:p text:style-name="P21">Nella prima parte vengono descritte le tecniche di analisi dei segnali deterministici e dei processi stocastici nel dominio del tempo continuo e in quello della frequenza</text:p>
      <text:p text:style-name="P21"/>
      <text:p text:style-name="P5">Seconda parte - Elaborazione numerica dei segnali</text:p>
      <text:p text:style-name="P2"><text:span text:style-name="T1">nella seconda parte si introducono le metodologie di base per il trattamento numerico dei segnali a tempo discreto.</text:span> </text:p>
      <text:p text:style-name="P1"/>
      <text:p text:style-name="P1">Prerequisiti / Conoscenze pregresse</text:p>
      <text:p text:style-name="P7">Analisi reale e complessa di funzioni a una o più variabili.</text:p>
      <text:p text:style-name="P7">Calcolo delle probabilità.</text:p>
      <text:p text:style-name="P7">Variabili casuali gaussiane.</text:p>
      <text:p text:style-name="P7">Equazioni differenziali lineari del primo ordine.</text:p>
      <text:p text:style-name="P7">Distribuzione delta di Dirac.</text:p>
      <text:p text:style-name="P7">Trasformata di Laplace.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Argomenti trattati nelle lezioni</text:p>
            <text:p text:style-name="P9"/>
            <text:p text:style-name="P20">Analisi teorica</text:p>
            <text:p text:style-name="P9"/>
            <text:p text:style-name="P10">- Classificazione dei segnali; energia e potenza (0.6 cfu)</text:p>
            <text:p text:style-name="P10"/>
            <text:p text:style-name="P10"/>
            <text:p text:style-name="P10"/>
            <text:p text:style-name="P10"/>
            <text:p text:style-name="P10"><text:line-break/>- Serie e trasformata di Fourier (0.75 cfu)</text:p>
            <text:p text:style-name="P9"/>
            <text:p text:style-name="P9"/>
            <text:p text:style-name="P9">- Sistemi LTI, risposta all'impulso e funzione di trasferimento, convoluzione, filtri (0.9 cfu)</text:p>
            <text:p text:style-name="P9"/>
            <text:p text:style-name="P9"/>
            <text:p text:style-name="P9">- Spettro di energia e funzione di autocorrelazione; segnali periodici e spettro di potenza (0.6 cfu)</text:p>
            <text:p text:style-name="P9"/>
            <text:p text:style-name="P11">- Processi stocastici (0.75 cfu)</text:p>
            <text:p text:style-name="P11"/>
            <text:p text:style-name="P11"/>
            <text:p text:style-name="P12">- Teorema del campionamento (0.6 cfu)</text:p>
            <text:p text:style-name="P12"/>
            <text:p text:style-name="P12"/>
            <text:p text:style-name="P12"/>
            <text:p text:style-name="P12"/>
            <text:p text:style-name="P19">Elaborazione numerica</text:p>
            <text:p text:style-name="P12"/>
            <text:p text:style-name="P12">- Segnali a tempo discreto: operazioni basilari, concetto di energia e potenza (0.65 cfu)</text:p>
            <text:p text:style-name="P12"/>
            <text:p text:style-name="P13">- Trasformata di Fourier a tempo discreto, convoluzione circolare, DFT e FFT (1.5 cfu)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>- Trasformata zeta (0.75 cfu)</text:p>
            <text:p text:style-name="P14"/>
            <text:p text:style-name="P14"><text:line-break/>- Sistemi LTI a tempo discreto: analisi temporale, analisi in frequenza, analisi tramite la trasformata Z, filtri FIR e IIR (0.9 cfu)</text:p>
            <text:p text:style-name="Table_20_Contents"/>
          </table:table-cell>
          <table:table-cell table:style-name="Tabella1.A1" office:value-type="string">
            <text:p text:style-name="P1">Risultati di apprendimento attesi</text:p>
            <text:p text:style-name="P8"/>
            <text:p text:style-name="P20">Analisi teorica</text:p>
            <text:p text:style-name="P8"/>
            <text:p text:style-name="P8">Conoscenza delle diverse classificazioni dei segnali.</text:p>
            <text:p text:style-name="P8"/>
            <text:p text:style-name="P24">Capacità di classificare i segnali in base alle loro proprietà.</text:p>
            <text:p text:style-name="P8"/>
            <text:p text:style-name="P8"/>
            <text:p text:style-name="P9">Conoscenza delle tecniche di analisi in frequenza dei segnali a tempo continuo.</text:p>
            <text:p text:style-name="P9"/>
            <text:p text:style-name="P9">Conoscenza dei sistemi lineari tempo-invarianti (LTI), e della loro rappresentazione nel dominio del tempo e della frequenza.</text:p>
            <text:p text:style-name="P9"/>
            <text:p text:style-name="P11">Conoscenza delle tipologie fondamentali di filtri.</text:p>
            <text:p text:style-name="P11"/>
            <text:p text:style-name="P11"/>
            <text:p text:style-name="P11">Conoscenza dei processi stocastici e della loro rappresentazione spettrale.</text:p>
            <text:p text:style-name="P11"/>
            <text:p text:style-name="P12">Conoscenza delle tecniche per il passaggio da segnali a tempo continuo ai segnali a tempo discreto, e viceversa.</text:p>
            <text:p text:style-name="P12"/>
            <text:p text:style-name="P12"/>
            <text:p text:style-name="P12"/>
            <text:p text:style-name="P19">Elaborazione numerica</text:p>
            <text:p text:style-name="P12"/>
            <text:p text:style-name="P12">Conoscenza delle tecniche per l'analisi in frequenza dei segnali a tempo discreto.</text:p>
            <text:p text:style-name="P12"/>
            <text:p text:style-name="P12"/>
            <text:p text:style-name="P12"/>
            <text:p text:style-name="P12"/>
            <text:p text:style-name="P12"/>
            <text:p text:style-name="P23">Capacità di trasformare ed analizzare un segnale a tempo o discreto nel dominio del tempo e della frequenza.</text:p>
            <text:p text:style-name="P12"/>
            <text:p text:style-name="P12"/>
            <text:p text:style-name="P13">Conoscenza delle tecniche per l'analisi dei sistemi LTI a tempo discreto, e della trasformata Z.</text:p>
            <text:p text:style-name="P13"/>
            <text:p text:style-name="P13">Conoscenza delle tecniche di filtraggio numerico e delle tipologie di filtri numerici (FIR, IIR).</text:p>
            <text:p text:style-name="P13"/>
            <text:p text:style-name="P13"/>
            <text:p text:style-name="P13"/>
            <text:p text:style-name="P22">Capacità di classificare ed analizzare un sistema LTI nel dominio del tempo e della frequenza. </text:p>
            <text:p text:style-name="P22"/>
            <text:p text:style-name="P25">Capacità di analizzare filtri numerici.</text:p>
          </table:table-cell>
        </table:table-row>
      </table:table>
      <text:p text:style-name="Standard"/>
      <text:p text:style-name="Standard"><text:soft-page-break/></text:p>
      <text:p text:style-name="P3">Eserci<text:span text:style-name="T5">tazioni</text:span></text:p>
      <text:p text:style-name="P18">Esercitazioni scritte (un terzo del corso)</text:p>
      <text:p text:style-name="P6"><text:span text:style-name="T6">Laboratorio (6-9 ore): implementazione di algoritmi in MATLAB</text:span>.</text:p>
      <text:p text:style-name="P6"/>
      <text:p text:style-name="P6"/>
      <text:p text:style-name="P1">Criteri, regole e procedure per l'esame</text:p>
      <text:p text:style-name="P6"/>
      <text:p text:style-name="P15">L'esame finale comprende una prova scritta ed una orale (opzionale o a discrezione del docente). Per essere ammessi alla prova orale occorre ottenere un voto superiore o uguale a 15/30 nella prova scritta.<text:line-break/><text:line-break/>La prova scritta è divisa in due sezioni:<text:line-break/></text:p>
      <text:p text:style-name="P16"><text:span text:style-name="T2">Domande di teoria (a quiz)</text:span><text:line-break/>- Quiz di teoria a risposta multipla: per ogni quiz, vengono proposte da 3 a 5 risposte, una sola delle quali è corretta. E’ possibile inserire sotto al testo di ognuno dei quiz eventuali commenti sulla risposta selezionata. Questa prima parte ha l’obiettivo di verificare l’apprendimento dei concetti teorici fondamentali della teoria dei segnali.<text:line-break/></text:p>
      <text:p text:style-name="P16"><text:span text:style-name="T3">Esercizi su carta</text:span><text:line-break/>- Problemi: sono tipicamente 2 o 3 problemi volti a verificare l'avvenuta acquisizione delle conoscenze e abilità di classificare ed elaborare segnali analogici e a tempo discreto. Per ogni problema è richiesto di riportare la soluzione completa sui fogli consegnati dai docenti. Eventuali fogli di brutta non verranno corretti.<text:line-break/><text:line-break/>Il tempo totale assegnato per la soluzione del compito scritto è di 2 ore. E’ consentito utilizzare esclusivamente la calcolatrice e un formulario fornito dal docente. <text:span text:style-name="T4">Esempi di esami degli anni precedenti</text:span> saranno messi a disposizione attraverso il portale della didattica.<text:line-break/><text:line-break/>I criteri di valutazione sono i seguenti:<text:line-break/>- correttezza delle risposte ai quiz e delle soluzioni dei problemi<text:line-break/>- correttezza nell'uso dei termini tecnici nella prova scritta e nell'eventuale prova orale<text:line-break/>- correttezza nel disegno dei grafici (etichette, unità di misura, ecc)<text:line-break/>- prontezza nelle risposte durante l'eventuale prova orale.</text:p>
      <text:p text:style-name="Standard"/>
      <text:p text:style-name="Standard"/>
      <text:p text:style-name="P1">Testi richiesti o raccomandati: letture, dispense, altro materiale didattico</text:p>
      <text:p text:style-name="P17">Testi di riferimento:<text:line-break/>1. L. Lo Presti e F. Neri, L'analisi dei segnali, CLUT, 1992.<text:line-break/>2. L. Lo Presti e F. Neri, Introduzione ai processi casuali, CLUT, 1992.<text:line-break/>3. M. Laddomada e M. Mondin, Elaborazione numerica dei segnali, Pearson, 2007.</text:p>
      <text:p text:style-name="P17"><text:line-break/>Testi consigliati per approfondimenti:<text:line-break/>4. A. Papoulis e S. U. Pillai, Probability, Random Variables and Stochastic Processes, McGraw-Hill, 2002.<text:line-break/>5. F. Dovis, E. Magli, Esercizi svolti di teoria dei segnali, CLUT, 2011<text:line-break/><text:line-break/>Sul portale della didattica verrà messo a disposizione degli studenti il <text:span text:style-name="T4">materiale (slides) utilizzato durante le lezioni/esercitazioni in aula</text:span>, assieme ad alcuni <text:span text:style-name="T4">esercizi complementari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56:01.695000000</meta:creation-date>
    <dc:date>2018-04-13T11:20:21.089000000</dc:date>
    <meta:editing-duration>PT16M26S</meta:editing-duration>
    <meta:editing-cycles>49</meta:editing-cycles>
    <meta:generator>LibreOffice/5.4.4.2$Windows_X86_64 LibreOffice_project/2524958677847fb3bb44820e40380acbe820f960</meta:generator>
    <meta:document-statistic meta:table-count="1" meta:image-count="0" meta:object-count="0" meta:page-count="2" meta:paragraph-count="50" meta:word-count="745" meta:character-count="4988" meta:non-whitespace-character-count="4282"/>
  </office:meta>
</office:document-meta>
</file>